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bleHandlerMethodTests.invocation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handle( double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invoke( Object handler , Method method , Object ... provided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andlerMethodTests.cannot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Raising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exceptionInResolving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resolveProvidedAr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RaisingArgumentResolver.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getStubResolv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NoAr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bleHandlerMethodTests.voi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bleHandlerMethodTests.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.handle( Integer intArg , String string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With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Provide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Tests.invokeAndBlock( Object handler , Method method , Object ... provided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.handle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voidMono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